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ster_rcnn_zf" table:style-name="ta1">
        <table:shapes>
          <draw:frame draw:z-index="0" draw:style-name="gr1" draw:text-style-name="P1" svg:width="453.6pt" svg:height="255.23pt" svg:x="861.39pt" svg:y="14.31pt">
            <loext:p draw:notify-on-update-of-ranges="faster_rcnn_zf.N1:faster_rcnn_zf.N1 faster_rcnn_zf.N2:faster_rcnn_zf.N36 faster_rcnn_zf.O1:faster_rcnn_zf.O1 faster_rcnn_zf.O2:faster_rcnn_zf.O36 faster_rcnn_zf.P1:faster_rcnn_zf.P1 faster_rcnn_zf.P2:faster_rcnn_zf.P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6pt" svg:x="863.72pt" svg:y="282.33pt">
            <loext:p draw:notify-on-update-of-ranges="faster_rcnn_zf.N1:faster_rcnn_zf.N1 faster_rcnn_zf.N2:faster_rcnn_zf.N16 faster_rcnn_zf.O1:faster_rcnn_zf.O1 faster_rcnn_zf.O2:faster_rcnn_zf.O16 faster_rcnn_zf.P1:faster_rcnn_zf.P1 faster_rcnn_zf.P2:faster_rcnn_zf.P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_in</text:p>
          </table:table-cell>
          <table:table-cell office:value-type="string" calcext:value-type="string">
            <text:p>dim_in</text:p>
          </table:table-cell>
          <table:table-cell office:value-type="string" calcext:value-type="string">
            <text:p>ch_out</text:p>
          </table:table-cell>
          <table:table-cell office:value-type="string" calcext:value-type="string">
            <text:p>dim_out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528" calcext:value-type="float">
            <text:p>150528</text:p>
          </table:table-cell>
          <table:table-cell office:value-type="float" office:value="0" calcext:value-type="float">
            <text:p>0</text:p>
          </table:table-cell>
          <table:table-cell office:value-type="float" office:value="150528" calcext:value-type="float">
            <text:p>1505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v1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4x2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177020928" calcext:value-type="float">
            <text:p>177020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14112" calcext:value-type="float">
            <text:p>14112</text:p>
          </table:table-cell>
          <table:table-cell office:value-type="float" office:value="150528" calcext:value-type="float">
            <text:p>1505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u1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m1</text:p>
          </table:table-cell>
          <table:table-cell office:value-type="string" calcext:value-type="string">
            <text:p>LR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3612672" calcext:value-type="float">
            <text:p>3612672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office:value-type="float" office:value="2408448" calcext:value-type="float">
            <text:p>2408448</text:p>
          </table:table-cell>
          <table:table-cell table:number-columns-repeated="2" office:value-type="float" office:value="1204224" calcext:value-type="float">
            <text:p>1204224</text:p>
          </table:table-cell>
          <table:table-cell office:value-type="float" office:value="2" calcext:value-type="float">
            <text:p>2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ol1</text:p>
          </table:table-cell>
          <table:table-cell office:value-type="string" calcext:value-type="string">
            <text:p>Pooling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2x1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7x57</text:p>
          </table:table-cell>
          <table:table-cell office:value-type="float" office:value="0" calcext:value-type="float">
            <text:p>0</text:p>
          </table:table-cell>
          <table:table-cell office:value-type="float" office:value="2807136" calcext:value-type="float">
            <text:p>280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904" calcext:value-type="float">
            <text:p>311904</text:p>
          </table:table-cell>
          <table:table-cell office:value-type="float" office:value="0" calcext:value-type="float">
            <text:p>0</text:p>
          </table:table-cell>
          <table:table-cell office:value-type="float" office:value="1204224" calcext:value-type="float">
            <text:p>12042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7x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516710400" calcext:value-type="float">
            <text:p>516710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614400" calcext:value-type="float">
            <text:p>614400</text:p>
          </table:table-cell>
          <table:table-cell office:value-type="float" office:value="311904" calcext:value-type="float">
            <text:p>3119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u2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LR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645888" calcext:value-type="float">
            <text:p>645888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office:value-type="float" office:value="430592" calcext:value-type="float">
            <text:p>430592</text:p>
          </table:table-cell>
          <table:table-cell table:number-columns-repeated="2" office:value-type="float" office:value="215296" calcext:value-type="float">
            <text:p>215296</text:p>
          </table:table-cell>
          <table:table-cell office:value-type="float" office:value="2" calcext:value-type="float">
            <text:p>2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2</text:p>
          </table:table-cell>
          <table:table-cell office:value-type="string" calcext:value-type="string">
            <text:p>Poolin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x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18400" calcext:value-type="float">
            <text:p>51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215296" calcext:value-type="float">
            <text:p>2152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199065600" calcext:value-type="float">
            <text:p>199065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884736" calcext:value-type="float">
            <text:p>884736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u3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298598400" calcext:value-type="float">
            <text:p>29859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1327104" calcext:value-type="float">
            <text:p>1327104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u4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office:value-type="float" office:value="0" calcext:value-type="float">
            <text:p>0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v5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99065600" calcext:value-type="float">
            <text:p>199065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884736" calcext:value-type="float">
            <text:p>884736</text:p>
          </table:table-cell>
          <table:table-cell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u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pn_conv1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32710400" calcext:value-type="float">
            <text:p>132710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589824" calcext:value-type="float">
            <text:p>589824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pn_relu1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pn_bbox_pred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x15</text:p>
          </table:table-cell>
          <table:table-cell office:value-type="float" office:value="2073600" calcext:value-type="float">
            <text:p>2073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216" calcext:value-type="float">
            <text:p>9216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pn_cls_score</text:p>
          </table:table-cell>
          <table:table-cell office:value-type="string" calcext:value-type="string">
            <text:p>Convolutio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1036800" calcext:value-type="float">
            <text:p>1036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4608" calcext:value-type="float">
            <text:p>4608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pn_cls_score_reshape</text:p>
          </table:table-cell>
          <table:table-cell office:value-type="string" calcext:value-type="string">
            <text:p>Reshap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pn_cls_prob</text:p>
          </table:table-cell>
          <table:table-cell office:value-type="string" calcext:value-type="string">
            <text:p>Soft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pn_cls_prob_reshape</text:p>
          </table:table-cell>
          <table:table-cell office:value-type="string" calcext:value-type="string">
            <text:p>Resh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x1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_info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x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x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office:value-type="float" office:value="105900" calcext:value-type="float">
            <text:p>105900</text:p>
          </table:table-cell>
          <table:table-cell office:value-type="float" office:value="4426725" calcext:value-type="float">
            <text:p>4426725</text:p>
          </table:table-cell>
          <table:table-cell office:value-type="float" office:value="289350" calcext:value-type="float">
            <text:p>289350</text:p>
          </table:table-cell>
          <table:table-cell office:value-type="float" office:value="44850" calcext:value-type="float">
            <text:p>44850</text:p>
          </table:table-cell>
          <table:table-cell office:value-type="float" office:value="4050" calcext:value-type="float">
            <text:p>405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implicit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i_pool_conv5</text:p>
          </table:table-cell>
          <table:table-cell office:value-type="string" calcext:value-type="string">
            <text:p>ROIPooling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5x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6x6</text:p>
          </table:table-cell>
          <table:table-cell office:value-type="float" office:value="300" calcext:value-type="float">
            <text:p>300</text:p>
          </table:table-cell>
          <table:table-cell office:value-type="float" office:value="17280000" calcext:value-type="float">
            <text:p>17280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764800" calcext:value-type="float">
            <text:p>2764800</text:p>
          </table:table-cell>
          <table:table-cell office:value-type="float" office:value="0" calcext:value-type="float">
            <text:p>0</text:p>
          </table:table-cell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6x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11324620800" calcext:value-type="float">
            <text:p>11324620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37748736" calcext:value-type="float">
            <text:p>37748736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lu6</text:p>
          </table:table-cell>
          <table:table-cell office:value-type="string" calcext:value-type="string">
            <text:p>ReLU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rop6</text:p>
          </table:table-cell>
          <table:table-cell office:value-type="string" calcext:value-type="string">
            <text:p>Dropou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c7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5033164800" calcext:value-type="float">
            <text:p>5033164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lu7</text:p>
          </table:table-cell>
          <table:table-cell office:value-type="string" calcext:value-type="string">
            <text:p>ReLU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op7</text:p>
          </table:table-cell>
          <table:table-cell office:value-type="string" calcext:value-type="string">
            <text:p>Dropou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box_pred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x1</text:p>
          </table:table-cell>
          <table:table-cell office:value-type="float" office:value="103219200" calcext:value-type="float">
            <text:p>103219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00" calcext:value-type="float">
            <text:p>25200</text:p>
          </table:table-cell>
          <table:table-cell office:value-type="float" office:value="344064" calcext:value-type="float">
            <text:p>344064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s_score</text:p>
          </table:table-cell>
          <table:table-cell office:value-type="string" calcext:value-type="string">
            <text:p>InnerProduct</text:p>
          </table:table-cell>
          <table:table-cell office:value-type="float" office:value="300" calcext:value-type="float">
            <text:p>3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1x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office:value-type="float" office:value="25804800" calcext:value-type="float">
            <text:p>25804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86016" calcext:value-type="float">
            <text:p>86016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s_prob</text:p>
          </table:table-cell>
          <table:table-cell office:value-type="string" calcext:value-type="string">
            <text:p>Softmax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x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2:25:46.001801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4:10:59.175959366</dc:date>
    <meta:editing-duration>PT2H16M34S</meta:editing-duration>
    <meta:editing-cycles>8</meta:editing-cycles>
    <meta:generator>LibreOffice/5.1.6.2$Linux_X86_64 LibreOffice_project/10m0$Build-2</meta:generator>
    <meta:document-statistic meta:table-count="1" meta:cell-count="5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legend chart:legend-position="end" svg:x="13.766cm" svg:y="3.705cm" style:legend-expansion="high" chart:style-name="ch2"/>
        <chart:plot-area chart:style-name="ch3" table:cell-range-address="faster_rcnn_zf.N1:faster_rcnn_zf.P36" chart:data-source-has-labels="row" svg:x="0.32cm" svg:y="0.18cm" svg:width="13.126cm" svg:height="8.645cm">
          <chartooo:coordinate-region svg:x="2.053cm" svg:y="0.379cm" svg:width="11.393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ster_rcnn_zf.N2:faster_rcnn_zf.N36" chart:label-cell-address="faster_rcnn_zf.N1:faster_rcnn_zf.N1" chart:class="chart:bar">
            <chart:data-point chart:repeated="35"/>
          </chart:series>
          <chart:series chart:style-name="ch8" chart:values-cell-range-address="faster_rcnn_zf.O2:faster_rcnn_zf.O36" chart:label-cell-address="faster_rcnn_zf.O1:faster_rcnn_zf.O1" chart:class="chart:bar">
            <chart:data-point chart:repeated="35"/>
          </chart:series>
          <chart:series chart:style-name="ch9" chart:values-cell-range-address="faster_rcnn_zf.P2:faster_rcnn_zf.P36" chart:label-cell-address="faster_rcnn_zf.P1:faster_rcnn_zf.P1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ation</text:p>
                <draw:g>
                  <svg:desc>faster_rcnn_zf.N1:faster_rcnn_zf.N1</svg:desc>
                </draw:g>
              </table:table-cell>
              <table:table-cell office:value-type="string">
                <text:p>param</text:p>
                <draw:g>
                  <svg:desc>faster_rcnn_zf.O1:faster_rcnn_zf.O1</svg:desc>
                </draw:g>
              </table:table-cell>
              <table:table-cell office:value-type="string">
                <text:p>input</text:p>
                <draw:g>
                  <svg:desc>faster_rcnn_zf.P1:faster_rcnn_zf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528">
                <text:p>150528</text:p>
                <draw:g>
                  <svg:desc>faster_rcnn_zf.N2:faster_rcnn_zf.N36</svg:desc>
                </draw:g>
              </table:table-cell>
              <table:table-cell office:value-type="float" office:value="0">
                <text:p>0</text:p>
                <draw:g>
                  <svg:desc>faster_rcnn_zf.O2:faster_rcnn_zf.O36</svg:desc>
                </draw:g>
              </table:table-cell>
              <table:table-cell office:value-type="float" office:value="150528">
                <text:p>150528</text:p>
                <draw:g>
                  <svg:desc>faster_rcnn_zf.P2:faster_rcnn_zf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4224">
                <text:p>1204224</text:p>
              </table:table-cell>
              <table:table-cell office:value-type="float" office:value="14112">
                <text:p>14112</text:p>
              </table:table-cell>
              <table:table-cell office:value-type="float" office:value="150528">
                <text:p>150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4224">
                <text:p>1204224</text:p>
              </table:table-cell>
              <table:table-cell office:value-type="float" office:value="0">
                <text:p>0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4224">
                <text:p>1204224</text:p>
              </table:table-cell>
              <table:table-cell office:value-type="float" office:value="2">
                <text:p>2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904">
                <text:p>311904</text:p>
              </table:table-cell>
              <table:table-cell office:value-type="float" office:value="0">
                <text:p>0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296">
                <text:p>215296</text:p>
              </table:table-cell>
              <table:table-cell office:value-type="float" office:value="614400">
                <text:p>614400</text:p>
              </table:table-cell>
              <table:table-cell office:value-type="float" office:value="311904">
                <text:p>311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296">
                <text:p>215296</text:p>
              </table:table-cell>
              <table:table-cell office:value-type="float" office:value="0">
                <text:p>0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296">
                <text:p>215296</text:p>
              </table:table-cell>
              <table:table-cell office:value-type="float" office:value="2">
                <text:p>2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00">
                <text:p>57600</text:p>
              </table:table-cell>
              <table:table-cell office:value-type="float" office:value="0">
                <text:p>0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400">
                <text:p>86400</text:p>
              </table:table-cell>
              <table:table-cell office:value-type="float" office:value="884736">
                <text:p>88473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400">
                <text:p>86400</text:p>
              </table:table-cell>
              <table:table-cell office:value-type="float" office:value="0">
                <text:p>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400">
                <text:p>86400</text:p>
              </table:table-cell>
              <table:table-cell office:value-type="float" office:value="1327104">
                <text:p>1327104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400">
                <text:p>86400</text:p>
              </table:table-cell>
              <table:table-cell office:value-type="float" office:value="0">
                <text:p>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00">
                <text:p>57600</text:p>
              </table:table-cell>
              <table:table-cell office:value-type="float" office:value="884736">
                <text:p>884736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600">
                <text:p>57600</text:p>
              </table:table-cell>
              <table:table-cell office:value-type="float" office:value="0">
                <text:p>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600">
                <text:p>57600</text:p>
              </table:table-cell>
              <table:table-cell office:value-type="float" office:value="589824">
                <text:p>589824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0">
                <text:p>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00">
                <text:p>8100</text:p>
              </table:table-cell>
              <table:table-cell office:value-type="float" office:value="9216">
                <text:p>921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0">
                <text:p>4050</text:p>
              </table:table-cell>
              <table:table-cell office:value-type="float" office:value="4608">
                <text:p>4608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0">
                <text:p>4050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4800">
                <text:p>2764800</text:p>
              </table:table-cell>
              <table:table-cell office:value-type="float" office:value="0">
                <text:p>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8800">
                <text:p>1228800</text:p>
              </table:table-cell>
              <table:table-cell office:value-type="float" office:value="37748736">
                <text:p>37748736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8800">
                <text:p>1228800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8800">
                <text:p>1228800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8800">
                <text:p>1228800</text:p>
              </table:table-cell>
              <table:table-cell office:value-type="float" office:value="16777216">
                <text:p>1677721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8800">
                <text:p>1228800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8800">
                <text:p>1228800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00">
                <text:p>25200</text:p>
              </table:table-cell>
              <table:table-cell office:value-type="float" office:value="344064">
                <text:p>34406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00">
                <text:p>6300</text:p>
              </table:table-cell>
              <table:table-cell office:value-type="float" office:value="86016">
                <text:p>8601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767cm" svg:y="3.706cm" style:legend-expansion="high" chart:style-name="ch2"/>
        <chart:plot-area chart:style-name="ch3" table:cell-range-address="faster_rcnn_zf.N1:faster_rcnn_zf.P16" chart:data-source-has-labels="row" svg:x="0.32cm" svg:y="0.18cm" svg:width="13.127cm" svg:height="8.646cm">
          <chartooo:coordinate-region svg:x="1.867cm" svg:y="0.379cm" svg:width="11.5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aster_rcnn_zf.N2:faster_rcnn_zf.N16" chart:label-cell-address="faster_rcnn_zf.N1:faster_rcnn_zf.N1" chart:class="chart:bar">
            <chart:data-point chart:repeated="15"/>
          </chart:series>
          <chart:series chart:style-name="ch8" chart:values-cell-range-address="faster_rcnn_zf.O2:faster_rcnn_zf.O16" chart:label-cell-address="faster_rcnn_zf.O1:faster_rcnn_zf.O1" chart:class="chart:bar">
            <chart:data-point chart:repeated="15"/>
          </chart:series>
          <chart:series chart:style-name="ch9" chart:values-cell-range-address="faster_rcnn_zf.P2:faster_rcnn_zf.P16" chart:label-cell-address="faster_rcnn_zf.P1:faster_rcnn_zf.P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ation</text:p>
                <draw:g>
                  <svg:desc>faster_rcnn_zf.N1:faster_rcnn_zf.N1</svg:desc>
                </draw:g>
              </table:table-cell>
              <table:table-cell office:value-type="string">
                <text:p>param</text:p>
                <draw:g>
                  <svg:desc>faster_rcnn_zf.O1:faster_rcnn_zf.O1</svg:desc>
                </draw:g>
              </table:table-cell>
              <table:table-cell office:value-type="string">
                <text:p>input</text:p>
                <draw:g>
                  <svg:desc>faster_rcnn_zf.P1:faster_rcnn_zf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528">
                <text:p>150528</text:p>
                <draw:g>
                  <svg:desc>faster_rcnn_zf.N2:faster_rcnn_zf.N16</svg:desc>
                </draw:g>
              </table:table-cell>
              <table:table-cell office:value-type="float" office:value="0">
                <text:p>0</text:p>
                <draw:g>
                  <svg:desc>faster_rcnn_zf.O2:faster_rcnn_zf.O16</svg:desc>
                </draw:g>
              </table:table-cell>
              <table:table-cell office:value-type="float" office:value="150528">
                <text:p>150528</text:p>
                <draw:g>
                  <svg:desc>faster_rcnn_zf.P2:faster_rcnn_zf.P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4224">
                <text:p>1204224</text:p>
              </table:table-cell>
              <table:table-cell office:value-type="float" office:value="14112">
                <text:p>14112</text:p>
              </table:table-cell>
              <table:table-cell office:value-type="float" office:value="150528">
                <text:p>150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4224">
                <text:p>1204224</text:p>
              </table:table-cell>
              <table:table-cell office:value-type="float" office:value="0">
                <text:p>0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4224">
                <text:p>1204224</text:p>
              </table:table-cell>
              <table:table-cell office:value-type="float" office:value="2">
                <text:p>2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904">
                <text:p>311904</text:p>
              </table:table-cell>
              <table:table-cell office:value-type="float" office:value="0">
                <text:p>0</text:p>
              </table:table-cell>
              <table:table-cell office:value-type="float" office:value="1204224">
                <text:p>120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296">
                <text:p>215296</text:p>
              </table:table-cell>
              <table:table-cell office:value-type="float" office:value="614400">
                <text:p>614400</text:p>
              </table:table-cell>
              <table:table-cell office:value-type="float" office:value="311904">
                <text:p>311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296">
                <text:p>215296</text:p>
              </table:table-cell>
              <table:table-cell office:value-type="float" office:value="0">
                <text:p>0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296">
                <text:p>215296</text:p>
              </table:table-cell>
              <table:table-cell office:value-type="float" office:value="2">
                <text:p>2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00">
                <text:p>57600</text:p>
              </table:table-cell>
              <table:table-cell office:value-type="float" office:value="0">
                <text:p>0</text:p>
              </table:table-cell>
              <table:table-cell office:value-type="float" office:value="215296">
                <text:p>215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400">
                <text:p>86400</text:p>
              </table:table-cell>
              <table:table-cell office:value-type="float" office:value="884736">
                <text:p>88473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400">
                <text:p>86400</text:p>
              </table:table-cell>
              <table:table-cell office:value-type="float" office:value="0">
                <text:p>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400">
                <text:p>86400</text:p>
              </table:table-cell>
              <table:table-cell office:value-type="float" office:value="1327104">
                <text:p>1327104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400">
                <text:p>86400</text:p>
              </table:table-cell>
              <table:table-cell office:value-type="float" office:value="0">
                <text:p>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00">
                <text:p>57600</text:p>
              </table:table-cell>
              <table:table-cell office:value-type="float" office:value="884736">
                <text:p>884736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600">
                <text:p>57600</text:p>
              </table:table-cell>
              <table:table-cell office:value-type="float" office:value="0">
                <text:p>0</text:p>
              </table:table-cell>
              <table:table-cell office:value-type="float" office:value="57600">
                <text:p>57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